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Heading_20_2">
      <style:text-properties fo:language="en" fo:country="US"/>
    </style:style>
    <style:style style:name="P101" style:family="paragraph" style:parent-style-name="Heading_20_2">
      <style:text-properties fo:language="ru" fo:country="RU"/>
    </style:style>
    <style:style style:name="P102" style:family="paragraph" style:parent-style-name="Heading_20_2">
      <loext:graphic-properties draw:fill="solid" draw:fill-color="#eeeeee" draw:opacity="100%"/>
      <style:paragraph-properties fo:background-color="#eeeeee"/>
      <style:text-properties fo:language="ru" fo:country="RU"/>
    </style:style>
    <style:style style:name="P103" style:family="paragraph" style:parent-style-name="Heading_20_2">
      <loext:graphic-properties draw:fill="solid" draw:fill-color="#eeeeee" draw:opacity="100%"/>
      <style:paragraph-properties fo:background-color="#eeeeee"/>
    </style:style>
    <style:style style:name="P104" style:family="paragraph" style:parent-style-name="Heading_20_1">
      <loext:graphic-properties draw:fill="solid" draw:fill-color="#eeeeee" draw:opacity="100%"/>
      <style:paragraph-properties fo:background-color="#eeeeee"/>
    </style:style>
    <style:style style:name="P105" style:family="paragraph" style:parent-style-name="Heading_20_1">
      <style:paragraph-properties fo:margin-left="0in" fo:margin-right="0in" fo:text-align="center" style:justify-single-word="false" fo:text-indent="0.1965in" style:auto-text-indent="false"/>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fd69"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9dd92"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31b3" officeooo:paragraph-rsid="00121da4"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472e0" officeooo:paragraph-rsid="001472e0"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fd69" officeooo:paragraph-rsid="0015fd69"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fd69" officeooo:paragraph-rsid="0017c206"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fd69" officeooo:paragraph-rsid="0019dd92"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88e32" officeooo:paragraph-rsid="00188e32" style:font-style-asian="normal" style:font-style-complex="normal"/>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style:style style:name="T31" style:family="text">
      <style:text-properties officeooo:rsid="000f661b"/>
    </style:style>
    <style:style style:name="T32" style:family="text">
      <style:text-properties officeooo:rsid="001130d2"/>
    </style:style>
    <style:style style:name="T33" style:family="text">
      <style:text-properties officeooo:rsid="00121da4"/>
    </style:style>
    <style:style style:name="T34" style:family="text">
      <style:text-properties officeooo:rsid="00129586"/>
    </style:style>
    <style:style style:name="T35" style:family="text">
      <style:text-properties officeooo:rsid="0015fd69"/>
    </style:style>
    <style:style style:name="T36" style:family="text">
      <style:text-properties officeooo:rsid="0017c206"/>
    </style:style>
    <style:style style:name="T37" style:family="text">
      <style:text-properties officeooo:rsid="00188e32"/>
    </style:style>
    <style:style style:name="T38" style:family="text">
      <style:text-properties officeooo:rsid="0019c468"/>
    </style:style>
    <style:style style:name="T39" style:family="text">
      <style:text-properties officeooo:rsid="0019dd92"/>
    </style:style>
    <style:style style:name="T40" style:family="text">
      <style:text-properties officeooo:rsid="001b67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912011121224934601"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4185111770000118960"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text:soft-page-break/>«Основы Заклятий» - обмен</text:p>
        </text:list-item>
        <text:list-item>
          <text:p text:style-name="P10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25002568542552217"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00" text:outline-level="2">1. Терра</text:h>
      <text:p text:style-name="P23">музыка - кондовая электронная, холодная и отчаянная (Electronics “Disappointed”)</text:p>
      <text:p text:style-name="P7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5">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8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2">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1247725227268362706"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8">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2">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01"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28">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00"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2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5">—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5">40-6</text:span></text:h>
      <text:p text:style-name="P53">Mark Knopfler — Hill Farmers Blues — или на следующую главу (прощание)</text:p>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text:span text:style-name="T38">возле двери</text:span>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3"> </text:span><text:span text:style-name="T22">Его центр занимал высокий </text:span><text:span text:style-name="T23">кругл</text:span><text:span text:style-name="T22">ый</text:span><text:span text:style-name="T23"> матрац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3">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3"><text:soft-page-break/>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text:soft-page-break/>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1">Мне печалиться не стоит</text:p><text:p text:style-name="P91">Жизнь прекрасна и ярка</text:p><text:p text:style-name="P91">Телом молода, душою —</text:p><text:p text:style-name="P91">Как степной дракон мудра.</text:p><text:p text:style-name="P91"/><text:p text:style-name="P91">Я видала взлёт империй,</text:p><text:p text:style-name="P91">Я жила среди легенд,</text:p><text:p text:style-name="P91">...</text:p><text:p text:style-name="P90"/></text:note-body></text:note> &lt;<text:span text:style-name="T8">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text:span text:style-name="T34">Кстати, п</text:span>ока чай будет настаиваться, можешь помыться. Ванная там. – она указала на дверь <text:span text:style-name="T32">из дымчатого стекла</text:span>. Только сейчас я <text:span text:style-name="T31">за</text:span>метил <text:span text:style-name="T31">помещение, продолжающее в другую сторону выступ входного коридора.</text:span></text:p>
      <text:p text:style-name="P114">Небольш<text:span text:style-name="T34">ая</text:span> <text:span text:style-name="T34">комната</text:span> каким-то чудом вмещал<text:span text:style-name="T34">а</text:span> в себя крохотный бассейн с проточной водой, <text:span text:style-name="T33">кабинку-сауну и — сюрприз! — унитаз с биде. До меня только сейчас дошло, что аликорны, в общем-то, тоже сделаны из плоти и крови, как и остальные пони.</text:span></text:p>
      <text:p text:style-name="P115">Я трогал пальцем ноги воду, сидя на бортике бассейна, когда дверь открылась и внутрь сунулся нос аликорницы.</text:p>
      <text:p text:style-name="P112">– <text:span text:style-name="T35">Тебе в чай класть мёд или сахар? – спросила она, невинно наблюдая за моими тщётными попытками прикрыться.</text:span></text:p>
      <text:p text:style-name="P11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text:span text:style-name="T37">Прозрачными были и бортики бассейна.</text:span></text:p>
      <text:p text:style-name="P116">– <text:span text:style-name="T37">М</text:span>ёд. Или сахар. На твоё усмотрение.</text:p>
      <text:p text:style-name="P117">– <text:span text:style-name="T36">Как скажешь. </text:span>– <text:span text:style-name="T37">нос Тии скрылся за дверью.</text:span></text:p>
      <text:p text:style-name="P119">Выходя из ванны посвежевшим, я заметил, что аликорница <text:span text:style-name="T38">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span></text:p>
      <text:p text:style-name="P118">– <text:span text:style-name="T39">О, ты уже?</text:span></text:p>
      <text:p text:style-name="P113">Аликорница поставила на поднос чашки и плетёнку с бубликами и <text:span text:style-name="T39">подошла с ним к тюфяку.</text:span></text:p>
      <text:p text:style-name="P11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Кроме общей бодрости тела, ко мне внезапно пришла бодрость иного смысла </text:span><text:span text:style-name="T12">— стояк стал таким, что можно было дрова колоть</text:span><text:span text:style-name="T13">.</text:span></text:p>
      <text:p text:style-name="P43">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3">Её ресницы щекотали мне щеку. Я повернулся к ней и буквально растворился в ласковом взгляде огромных глаз.</text:p>
      <text:p text:style-name="P43">–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43">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text:soft-page-break/>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5">– За дружбу! </text:span>– подняла бокал Тия.</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5">– Это ты называешь “дружбой”? – с </text:span>улыбкой хмыкнул<text:span text:style-name="T5"> я. – </text:span>Мне нравится твоё чувство юмора.</text:p>
      <text:p text:style-name="P43">Аликорница нахмурилась.</text:p>
      <text:p text:style-name="P43"><text:span text:style-name="T5">– </text:span>Тебе не нравится моя дружба? Ты чем-то недоволен?</text:p>
      <text:p text:style-name="P43"><text:soft-page-break/>Я расхохотался, чуть не поперхнувшись водой, плескавшейся у подбородка.</text:p>
      <text:p text:style-name="P43"><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43">Копыто аликорницы закрыло мне рот прежде чем я успел договорить заветное слово.</text:p>
      <text:p text:style-name="P43"><text:span text:style-name="T5">– Макс, не надо! – умоляюще произнесла аликорница. – Не продолжай! Пожалуйста!</text:span></text:p>
      <text:p text:style-name="P43"><text:span text:style-name="T5">Слова встали у меня поперёк горла. Я медленно отодвинул копыто от лица и потрясённо уставился на неё.</text:span></text:p>
      <text:p text:style-name="P43"><text:span text:style-name="T5">– Но почему? – в конце-концов выдавил я. – Что не так? Это из-за того, что я — человек?</text:span></text:p>
      <text:p text:style-name="P41">Тия виновато закусила губу и отвернулась.</text:p>
      <text:p text:style-name="P43"><text:span text:style-name="T5">– Я же обьясняла тебе в самом начале нашего знакомства. Аликорны не могут любить. Только не смертных. Мне казалось, ты понял и принял это правило.</text:span></text:p>
      <text:p text:style-name="P43"><text:span text:style-name="T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span></text:p>
      <text:p text:style-name="P43"><text:span text:style-name="T5">– Макс… Я не смогу сделать тебя бессмертным… Мне очень жаль… Извини…</text:span></text:p>
      <text:p text:style-name="P43"><text:span text:style-name="T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span></text:p>
      <text:p text:style-name="P41">Слёзы злости душили меня, но я сдержался.</text:p>
      <text:p text:style-name="P41">– Охренеть. – сказал я холодно. – А я прям напрашивался!</text:p>
      <text:p text:style-name="P43"><text:span text:style-name="T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span></text:p>
      <text:p text:style-name="P41">“..пожалуйста, останься...”</text:p>
      <text:p text:style-name="P41">Где этот чёртов носок?</text:p>
      <text:p text:style-name="P41">“...пойми, это эффект лазурного вина...”</text:p>
      <text:p text:style-name="P43"><text:span text:style-name="T5">Джинсы узкие, блядь! На мокрое тело хрен наденешь.</text:span></text:p>
      <text:p text:style-name="P41">“...ох, я глупая...”</text:p>
      <text:p text:style-name="P43"><text:span text:style-name="T5">Так, всё. Шмотки на мне, вроде, ничего не забыл.</text:span></text:p>
      <text:p text:style-name="P43">У выхода я обернулся. Сквозь зелёный полог просвечивало <text:span text:style-name="T40">алое</text:span> сияние. Я отвернулся и изо всех сил двинул дверью об косяк. В комнате беспомощно звякнул колокольчик...</text:p>
      <text:p text:style-name="P43"/>
      <text:p text:style-name="P43"/>
      <text:p text:style-name="P43"/>
      <text:p text:style-name="P43"/>
      <text:p text:style-name="P41"/>
      <text:p text:style-name="P4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44">Селестия устроилась на ковре напротив меня и начала рассказ.</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text:soft-page-break/>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
      <text:p text:style-name="P14">&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12">(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2">– <text:s/>Мне очень жаль...</text:span>&gt;</text:p>
      <text:p text:style-name="P44"/>
      <text:p text:style-name="P44"/>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3" text:outline-level="2">Рассказ Селестии <text:span text:style-name="T12">(“1001 ночь”)</text:span></text:h>
      <text:p text:style-name="P7"/>
      <text:p text:style-name="P14"/>
      <text:p text:style-name="P2"/>
      <text:h text:style-name="P103" text:outline-level="2">ЛСД-чаепитие</text:h>
      <text:p text:style-name="P2"/>
      <text:p text:style-name="P2"/>
      <text:h text:style-name="P103"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oft-page-break/><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oft-page-break/><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oft-page-break/><text:span text:style-name="T5">–</text:span> Луна, мой дорогой. Для тебя <text:span text:style-name="T5">—</text:span> Луна…</text:p>
      <text:p text:style-name="P2">...</text:p>
      <text:p text:style-name="P2"/>
      <text:h text:style-name="P103"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text:soft-page-break/>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text:soft-page-break/>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2">34 - утерянная глава </text:span><text:span text:style-name="T5">&gt;</text:span></text:p>
      <text:p text:style-name="P2"><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3" text:outline-level="2">В библиотеке замка Селестии</text:h>
      <text:p text:style-name="P74"/>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oft-page-break/><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0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oft-page-break/><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3"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3" text:outline-level="2">Сон Макса</text:h>
      <text:p text:style-name="P74"/>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oft-page-break/><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oft-page-break/><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0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oft-page-break/><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oft-page-break/><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text:soft-page-break/>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oft-page-break/><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3"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28"><text:soft-page-break/>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3"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03"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03"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3" text:outline-level="2">Поиск решения</text:h>
      <text:p text:style-name="P74"/>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2"/>
      <text:h text:style-name="P10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2">узнаёт в Нексусе Селестию.</text:span><text:span text:style-name="T5">&gt;</text:span></text:p>
      <text:p text:style-name="P2"/>
      <text:h text:style-name="P10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3"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3" text:outline-level="2"><text:soft-page-break/>След?</text:h>
      <text:p text:style-name="P74"/>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3"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9171994524942718128"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oft-page-break/><text:span text:style-name="T5">– </text:span>А если нет? – Эпплджек смотрела мне мне прямо в глаза.</text:p>
      <text:list xml:id="list192135762995533" text:continue-numbering="true" text:style-name="L5">
        <text:list-header>
          <text:p text:style-name="P120">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136271996797" text:continue-numbering="true" text:style-name="L5">
        <text:list-header>
          <text:p text:style-name="P120">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136883856747"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2" text:outline-level="2">Почти.</text:h>
      <text:p text:style-name="P72"/>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text:soft-page-break/>–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2" text:outline-level="2">Дискорд</text:h>
      <text:p text:style-name="P74"/>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4500640614876568935"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2"><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234293014758395642" text:style-name="L7">
        <text:list-header>
          <text:p text:style-name="P99">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3"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text:soft-page-break/>–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text:soft-page-break/></text:p>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text:soft-page-break/>–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82"/>
      <text:h text:style-name="P103"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text:soft-page-break/>&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text:soft-page-break/>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oft-page-break/><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4">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text:soft-page-break/></text:p>
      <text:p text:style-name="P64">–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2">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8719638619925740795" text:style-name="L8">
        <text:list-header>
          <text:p text:style-name="P122">(<text:span text:style-name="T18">Луна — как повелительница снов, слышала разговор Макса с Анакорном</text:span>)</text:p>
          <text:p text:style-name="P123"/>
        </text:list-header>
      </text:list>
      <text:p text:style-name="P83"><text:soft-page-break/>***</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3" text:outline-level="2">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59"/>
      <text:p text:style-name="P59"/>
      <text:p text:style-name="P59"/>
      <text:p text:style-name="P5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24T19:21:35.187349578</dc:date>
    <meta:editing-duration>P56DT19H32M17S</meta:editing-duration>
    <meta:editing-cycles>2494</meta:editing-cycles>
    <meta:generator>LibreOffice/5.0.2.2$Linux_X86_64 LibreOffice_project/00m0$Build-2</meta:generator>
    <meta:document-statistic meta:table-count="0" meta:image-count="0" meta:object-count="0" meta:page-count="129" meta:paragraph-count="2673" meta:word-count="59625" meta:character-count="395868" meta:non-whitespace-character-count="336038"/>
  </office:meta>
</office:document-meta>
</file>